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308DB8ED8DFA5992F48.png" manifest:media-type="image/png"/>
  <manifest:file-entry manifest:full-path="Pictures/100002010000063E000003303C460E08C8C562F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9.001cm" svg:height="9.701cm" draw:z-index="0"><draw:image xlink:href="Pictures/100002010000063E000003303C460E08C8C562F1.png" xlink:type="simple" xlink:show="embed" xlink:actuate="onLoad" loext:mime-type="image/x-vclgraphic"/></draw:frame></text:p>
      <text:p text:style-name="Standard"><draw:frame draw:style-name="fr2" draw:name="Image2" text:anchor-type="paragraph" svg:x="-0.635cm" svg:y="4.022cm" svg:width="17cm" svg:height="8.244cm" draw:z-index="1"><draw:image xlink:href="Pictures/100002010000064000000308DB8ED8DFA5992F48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3T16:41:02.736210918</meta:creation-date>
    <dc:date>2021-08-13T16:50:47.813470070</dc:date>
    <meta:editing-duration>PT9M45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